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pitch="fixed"/>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Courier 10 Pitch" officeooo:paragraph-rsid="00129c84"/>
    </style:style>
    <style:style style:name="P2" style:family="paragraph" style:parent-style-name="Text_20_body">
      <style:paragraph-properties fo:text-align="center" style:justify-single-word="false"/>
      <style:text-properties style:font-name="Courier 10 Pitch" officeooo:paragraph-rsid="00129c84"/>
    </style:style>
    <style:style style:name="P3" style:family="paragraph" style:parent-style-name="Text_20_body">
      <style:paragraph-properties fo:text-align="start" style:justify-single-word="false"/>
      <style:text-properties style:font-name="Courier 10 Pitch" fo:font-size="12pt" fo:font-weight="normal" officeooo:rsid="00129c84" officeooo:paragraph-rsid="00129c84" style:font-size-asian="10.5pt" style:font-weight-asian="normal" style:font-size-complex="12pt" style:font-weight-complex="normal"/>
    </style:style>
    <style:style style:name="P4" style:family="paragraph" style:parent-style-name="Text_20_body">
      <style:paragraph-properties fo:text-align="center" style:justify-single-word="false"/>
      <style:text-properties style:font-name="Courier 10 Pitch" fo:font-size="18pt" fo:font-weight="bold" officeooo:rsid="001302cb" officeooo:paragraph-rsid="001302cb" style:font-size-asian="18pt" style:font-weight-asian="bold" style:font-size-complex="18pt" style:font-weight-complex="bold"/>
    </style:style>
    <style:style style:name="P5" style:family="paragraph" style:parent-style-name="Text_20_body">
      <style:paragraph-properties fo:text-align="start" style:justify-single-word="false"/>
      <style:text-properties style:font-name="Courier 10 Pitch" officeooo:paragraph-rsid="001302cb"/>
    </style:style>
    <style:style style:name="P6" style:family="paragraph" style:parent-style-name="Heading_20_1">
      <style:paragraph-properties fo:text-align="center" style:justify-single-word="false"/>
      <style:text-properties style:font-name="Courier 10 Pitch" style:text-underline-style="none" officeooo:rsid="001161f9" officeooo:paragraph-rsid="001161f9"/>
    </style:style>
    <style:style style:name="T1" style:family="text">
      <style:text-properties officeooo:rsid="001161f9"/>
    </style:style>
    <style:style style:name="T2" style:family="text">
      <style:text-properties officeooo:rsid="00129c84"/>
    </style:style>
    <style:style style:name="T3" style:family="text">
      <style:text-properties style:font-name="Courier 10 Pitch"/>
    </style:style>
    <style:style style:name="T4" style:family="text">
      <style:text-properties style:font-name="Courier 10 Pitch" officeooo:rsid="00129c84"/>
    </style:style>
    <style:style style:name="T5" style:family="text">
      <style:text-properties style:font-name="Courier 10 Pitch" fo:font-weight="bold" officeooo:rsid="00129c84" style:font-weight-asian="bold" style:font-weight-complex="bold"/>
    </style:style>
    <style:style style:name="T6" style:family="text">
      <style:text-properties style:font-name="Courier 10 Pitch" officeooo:rsid="001161f9"/>
    </style:style>
    <style:style style:name="T7" style:family="text">
      <style:text-properties style:font-name="Courier 10 Pitch" fo:font-size="18pt" fo:font-weight="bold" officeooo:rsid="00129c84" style:font-size-asian="18pt" style:font-weight-asian="bold" style:font-size-complex="18pt" style:font-weight-complex="bold"/>
    </style:style>
    <style:style style:name="T8" style:family="text">
      <style:text-properties style:font-name="Courier 10 Pitch" officeooo:rsid="001302cb"/>
    </style:style>
    <style:style style:name="T9" style:family="text">
      <style:text-properties style:font-name="Courier 10 Pitch" fo:font-size="12pt" fo:font-weight="normal" officeooo:rsid="001302cb" style:font-size-asian="10.5pt" style:font-weight-asian="normal" style:font-size-complex="12pt" style:font-weight-complex="normal"/>
    </style:style>
    <style:style style:name="T10" style:family="text">
      <style:text-properties fo:font-weight="bold" officeooo:rsid="00129c84" style:font-weight-asian="bold" style:font-weight-complex="bold"/>
    </style:style>
    <style:style style:name="T11" style:family="text">
      <style:text-properties fo:font-size="18pt" fo:font-weight="bold" officeooo:rsid="00129c84" style:font-size-asian="18pt" style:font-weight-asian="bold" style:font-size-complex="18pt" style:font-weight-complex="bold"/>
    </style:style>
    <style:style style:name="T12" style:family="text">
      <style:text-properties officeooo:rsid="001302cb"/>
    </style:style>
    <style:style style:name="T13" style:family="text">
      <style:text-properties fo:font-variant="normal" fo:text-transform="none" fo:color="#252525" style:font-name="Courier 10 Pitch" fo:font-size="12pt" fo:letter-spacing="normal" fo:font-style="normal" fo:font-weight="normal" officeooo:rsid="001302cb" style:font-size-asian="10.5pt" style:font-weight-asian="normal" style:font-size-complex="12pt" style:font-weight-complex="normal"/>
    </style:style>
    <style:style style:name="T14" style:family="text">
      <style:text-properties fo:font-variant="normal" fo:text-transform="none" fo:color="#252525" style:font-name="Courier 10 Pitch" fo:font-size="12pt" fo:letter-spacing="normal" fo:font-style="normal" fo:font-weight="normal" officeooo:rsid="001386eb" style:font-size-asian="10.5pt" style:font-weight-asian="normal" style:font-size-complex="12pt" style:font-weight-complex="normal"/>
    </style:style>
    <style:style style:name="T15" style:family="text">
      <style:text-properties fo:font-variant="normal" fo:text-transform="none" fo:color="#252525" fo:font-size="12pt" fo:letter-spacing="normal" fo:font-style="normal" fo:font-weight="normal" officeooo:rsid="001302cb" style:font-size-asian="10.5pt" style:font-weight-asian="normal" style:font-size-complex="12pt" style:font-weight-complex="normal"/>
    </style:style>
    <style:style style:name="T16" style:family="text">
      <style:text-properties fo:font-variant="normal" fo:text-transform="none" fo:color="#252525" fo:font-size="12pt" fo:letter-spacing="normal" fo:font-style="normal" fo:font-weight="normal" officeooo:rsid="001386eb" style:font-size-asian="10.5pt" style:font-weight-asian="normal" style:font-size-complex="12pt" style:font-weight-complex="normal"/>
    </style:style>
    <style:style style:name="T17" style:family="text">
      <style:text-properties fo:font-size="12pt" fo:font-weight="normal" officeooo:rsid="001302cb"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crum</text:h>
      <text:p text:style-name="P1"><text:span text:style-name="T1"><text:tab/>Scrum tekrarlamayı ve sürekliliği esas alan Agile Software Development Modeli altındaki bir ürün geliştirme metodolojisidir. Genel itibari ile esnek ve bütünsel olan bu metodolojide takımlar bir bütün olarak ortak bir amaca ulaşmak için çalışırlar. SCRUM yöntemi ile ürün geliştiren şirketlerde, çalışanlar kendi kendilerini motive eder ve fiziksel olarak da aynı yerde bulunup birbirlerini disipline ederler. Ayrıca SCRUM feedback 'e dayalı bir ürün geliştirme metodolojisi olup, müşteri ile çalışanlar arasında daima bir köprü vardır. Bu köprü sayesinde değişime açık ürün geliştirme görevlerinde oldukça yarar sağlayıp kısa süre içerisinde yeni isteklere rahatça adapte olmayı sağlar.</text:span></text:p>
      <text:p text:style-name="P1"><text:span text:style-name="T10"><text:tab/><text:tab/><text:tab/><text:tab/><text:tab/></text:span></text:p>
      <text:p text:style-name="P2"><text:span text:style-name="T11">Kanban</text:span></text:p>
      <text:p text:style-name="P3"><text:tab/>Kanban, Agile Development Modeli altındaki düşük maliyetli, Toyota tarafından geliştirilen bir metodolojidir. Zaman yönetimi olarak SCRUM 'a göre biraz daha esnek yapıda olan Kanban <text:span text:style-name="T12">sisteminde ürün sahibi takımın mevcut görevlerinin önem sırasını tekrardan düzenleyebilir. Kanban sistemindeki en çok dikkate alınması gereken şart, iş için maksimum değeri elde etmektir. Çoklu görev(multitasking) verimliliği olumsuz yönde etkilediğini düşünen Kanban sistemi, her görev için spesifik olarak belirlenmiş kişiler <text:s/>görevlendirir. Bu odaklanmayı artırarak kaliteli bir ürün çıkmasını sağlar. </text:span></text:p>
      <text:p text:style-name="P3"/>
      <text:p text:style-name="P4">Waterfall</text:p>
      <text:p text:style-name="P5"><text:span text:style-name="T17"><text:tab/>Waterfall modeli </text:span><text:span text:style-name="T15">analiz, tasarım, kodlama, test, sürüm ve bakım gibi adımlardan oluşan bir bütündür. Bu merdiven şeklinde birbirini ilerleyen her adımın kalitesi bir önceki basamağın kalitesi ile doğrudan bağlantılıdır. Bu durum her basamağın mümkün olduğunca en sorunsuz şekilde yerine getirilmesini icabet ettirir. Örneğin, test safhasına gelmiş bir ürünün analiz aşamasında bir problemi olursa tekrardan basamakları geri inmek söz konusu olabilir. Bu durum maliyet ve zaman sorunlarına yol açar. <text:tab/></text:span><text:span text:style-name="T16">Diğer metodolojilere göre en önemli farkı müşteri ile olan etkileşimidir. Müşteri, ürün geliştirici ekip ile yalnızca başlangıç kısmında söz sahibi olabilir. Diğer basamaklara </text:span><text:soft-page-break/><text:span text:style-name="T16">geçildiğinde müşteri ile diyaloğa girilmez. Waterfall modeli diğer modellere göre maliyet ve zaman gerektiren bir modeldir ve büyük ölçekli ürün geliştirme işlemleri için kullanılır.</text:span><text:span text:style-name="T1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pitch="fixed"/>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22:17:49.979497207</meta:creation-date>
    <dc:date>2016-08-15T23:09:57.027657060</dc:date>
    <meta:editing-duration>PT3M56S</meta:editing-duration>
    <meta:editing-cycles>1</meta:editing-cycles>
    <meta:document-statistic meta:table-count="0" meta:image-count="0" meta:object-count="0" meta:page-count="2" meta:paragraph-count="7" meta:word-count="284" meta:character-count="2161" meta:non-whitespace-character-count="1871"/>
    <meta:generator>LibreOffice/4.2.8.2$Linux_X86_64 LibreOffice_project/420m0$Build-2</meta:generator>
  </office:meta>
</office:document-meta>
</file>